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Y</text:p>
          </table:table-cell>
          <table:table-cell table:style-name="ce1" office:value-type="string">
            <text:p>Y Offset</text:p>
          </table:table-cell>
          <table:table-cell table:style-name="ce1" office:value-type="string">
            <text:p>Dist (Cuml.)</text:p>
          </table:table-cell>
          <table:table-cell table:style-name="ce1" office:value-type="string">
            <text:p>Dist (Stag)</text:p>
          </table:table-cell>
          <table:table-cell office:value-type="string">
            <text:p>Angle (Far)</text:p>
          </table:table-cell>
          <table:table-cell office:value-type="string">
            <text:p>Angle (Cam)</text:p>
          </table:table-cell>
          <table:table-cell office:value-type="string">
            <text:p>Test Distance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f:=[.A2]-[.$A$2]" office:value-type="float" office:value="0">
            <text:p>0</text:p>
          </table:table-cell>
          <table:table-cell table:formula="of:=[.C3]+36.5+21.6" office:value-type="float" office:value="114.6">
            <text:p>114.6</text:p>
          </table:table-cell>
          <table:table-cell table:formula="of:=[.C2]-[.C3]" office:value-type="float" office:value="58.1">
            <text:p>58.1</text:p>
          </table:table-cell>
          <table:table-cell table:style-name="ce2" table:formula="of:=ATAN(8/[.C2])*(180/3.14)" office:value-type="float" office:value="3.99525266074659">
            <text:p>4</text:p>
          </table:table-cell>
          <table:table-cell table:style-name="ce2" table:formula="of:=90-[.E2]" office:value-type="float" office:value="86.0047473392534">
            <text:p>86</text:p>
          </table:table-cell>
          <table:table-cell table:style-name="ce3" table:formula="of:=[.$B$7]/TAN([.$C$9]+ATAN([.B2]/833))" office:value-type="float" office:value="114.6">
            <text:p>114.6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f:=[.A3]-[.$A$2]" office:value-type="float" office:value="26">
            <text:p>26</text:p>
          </table:table-cell>
          <table:table-cell office:value-type="float" office:value="56.5">
            <text:p>56.5</text:p>
          </table:table-cell>
          <table:table-cell table:formula="of:=[.C3]-[.C4]" office:value-type="float" office:value="24.5">
            <text:p>24.5</text:p>
          </table:table-cell>
          <table:table-cell table:style-name="ce2" table:formula="of:=ATAN(8/[.C3])*(180/3.14)" office:value-type="float" office:value="8.06319159738097">
            <text:p>8</text:p>
          </table:table-cell>
          <table:table-cell table:style-name="ce2" table:formula="of:=90-[.E3]" office:value-type="float" office:value="81.936808402619">
            <text:p>82</text:p>
          </table:table-cell>
          <table:table-cell table:style-name="ce3" table:formula="of:=[.$B$7]/TAN([.$C$9]+ATAN([.B3]/833))" office:value-type="float" office:value="79.0192874030445">
            <text:p>79.02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[.A4]-[.$A$2]" office:value-type="float" office:value="147">
            <text:p>147</text:p>
          </table:table-cell>
          <table:table-cell office:value-type="float" office:value="32">
            <text:p>32</text:p>
          </table:table-cell>
          <table:table-cell table:formula="of:=[.C4]" office:value-type="float" office:value="32">
            <text:p>32</text:p>
          </table:table-cell>
          <table:table-cell table:style-name="ce2" table:formula="of:=ATAN(8/[.C4])*(180/3.14)" office:value-type="float" office:value="14.0433628544062">
            <text:p>14</text:p>
          </table:table-cell>
          <table:table-cell table:style-name="ce2" table:formula="of:=90-[.E4]" office:value-type="float" office:value="75.9566371455938">
            <text:p>76</text:p>
          </table:table-cell>
          <table:table-cell table:style-name="ce3" table:formula="of:=[.$B$7]/TAN([.$C$9]+ATAN([.B4]/833))" office:value-type="float" office:value="32.0833680700292">
            <text:p>32.0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CamHeight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grees</text:p>
          </table:table-cell>
          <table:table-cell office:value-type="string">
            <text:p>Radians</text:p>
          </table:table-cell>
          <table:table-cell table:number-columns-repeated="4"/>
        </table:table-row>
        <table:table-row table:style-name="ro1">
          <table:table-cell office:value-type="string">
            <text:p>Delta</text:p>
          </table:table-cell>
          <table:table-cell table:style-name="ce2" table:formula="of:=[.E2]" office:value-type="float" office:value="3.99525266074659">
            <text:p>4</text:p>
          </table:table-cell>
          <table:table-cell table:formula="of:=[.B9]*(3.14/180)" office:value-type="float" office:value="0.0696949630819127">
            <text:p>0.0696949630819127</text:p>
          </table:table-cell>
          <table:table-cell table:number-columns-repeated="3"/>
          <table:table-cell table:formula="of:=4*(3.14/180)" office:value-type="float" office:value="0.0697777777777778">
            <text:p>0.069777777777777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de" fo:country="DE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03/25/2010</text:date>, <text:time>21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Stone</meta:initial-creator>
    <meta:creation-date>2010-03-25T16:02:21</meta:creation-date>
    <dc:date>2010-03-25T21:18:48</dc:date>
    <dc:creator>Andrew Stone</dc:creator>
    <meta:editing-duration>PT01H33M08S</meta:editing-duration>
    <meta:editing-cycles>7</meta:editing-cycles>
    <meta:generator>OpenOffice.org/3.2$Unix OpenOffice.org_project/320m12$Build-9483</meta:generator>
    <meta:document-statistic meta:table-count="3" meta:cell-count="36" meta:object-count="0"/>
  </office:meta>
</office:document-meta>
</file>